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7cm"/>
    </style:style>
    <style:style style:name="co2" style:family="table-column">
      <style:table-column-properties fo:break-before="auto" style:column-width="8.991cm"/>
    </style:style>
    <style:style style:name="co3" style:family="table-column">
      <style:table-column-properties fo:break-before="auto" style:column-width="8.962cm"/>
    </style:style>
    <style:style style:name="co4" style:family="table-column">
      <style:table-column-properties fo:break-before="auto" style:column-width="9.073cm"/>
    </style:style>
    <style:style style:name="co5" style:family="table-column">
      <style:table-column-properties fo:break-before="auto" style:column-width="9.017cm"/>
    </style:style>
    <style:style style:name="co6"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7.1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7.95cm" fo:break-before="auto" style:use-optimal-row-height="true"/>
    </style:style>
    <style:style style:name="ro8" style:family="table-row">
      <style:table-row-properties style:row-height="4.3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language="nl" fo:country="B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5" table:number-columns-repeated="3" table:default-cell-style-name="ce1"/>
        <table:table-row table:style-name="ro1">
          <table:table-cell table:style-name="Default"/>
          <table:table-cell table:style-name="Default" office:value-type="string">
            <text:p>en</text:p>
          </table:table-cell>
          <table:table-cell table:style-name="Default" office:value-type="string">
            <text:p>de</text:p>
          </table:table-cell>
          <table:table-cell table:style-name="Default" office:value-type="string">
            <text:p>es</text:p>
          </table:table-cell>
          <table:table-cell table:style-name="Default" office:value-type="string">
            <text:p>fr</text:p>
          </table:table-cell>
          <table:table-cell table:style-name="Default" office:value-type="string">
            <text:p>it</text:p>
          </table:table-cell>
          <table:table-cell table:style-name="Default" office:value-type="string">
            <text:p>nl</text:p>
          </table:table-cell>
          <table:table-cell table:style-name="Default" office:value-type="string">
            <text:p>pt</text:p>
          </table:table-cell>
        </table:table-row>
        <table:table-row table:style-name="ro2">
          <table:table-cell office:value-type="string">
            <text:p>About_Text</text:p>
          </table:table-cell>
          <table:table-cell office:value-type="string">
            <text:p>About</text:p>
          </table:table-cell>
          <table:table-cell office:value-type="string">
            <text:p>Über</text:p>
          </table:table-cell>
          <table:table-cell office:value-type="string">
            <text:p>Sobre</text:p>
          </table:table-cell>
          <table:table-cell office:value-type="string">
            <text:p>Info</text:p>
          </table:table-cell>
          <table:table-cell office:value-type="string">
            <text:p>Informazioni</text:p>
          </table:table-cell>
          <table:table-cell office:value-type="string">
            <text:p>Info</text:p>
          </table:table-cell>
          <table:table-cell office:value-type="string">
            <text:p>Sobre</text:p>
          </table:table-cell>
        </table:table-row>
        <table:table-row table:style-name="ro3">
          <table:table-cell office:value-type="string">
            <text:p>AboutExplanation_Text</text:p>
          </table:table-cell>
          <table:table-cell office:value-type="string">
            <text:p>Text to speech: Not all languages are supported that are provided in the application settings.</text:p>
            <text:p>Speech to text: Activate it through your device settings. A microphone will then appear in the virtual keyboard.</text:p>
            <text:p>Both of these options depend from device to device and the installed languages. It is possible that for some languages the translation to and from speech is done over the internet by the concerned services.</text:p>
            <text:p/>
            <text:p>Google Translate was used for the translation of the text. This is not a guarantee that all translations are correct.</text:p>
            <text:p>The supporting languages are: Dutch, English, French, German, Italian, Portuguese and Spanish.</text:p>
            <text:p/>
            <text:p>You can always contact me for any corrections.</text:p>
          </table:table-cell>
          <table:table-cell office:value-type="string">
            <text:p>Text zu Sprache: Es werden nicht alle Sprachen unterstützt, die in den Anwendungseinstellungen bereitgestellt werden.</text:p>
            <text:p>Sprache zu Text: Aktivieren Sie es über Ihre Geräteeinstellungen. Auf der virtuellen Tastatur erscheint dann ein Mikrofon.</text:p>
            <text:p>Beide Optionen hängen von Gerät zu Gerät und den installierten Sprachen ab. Es ist möglich, dass für einige Sprachen die Übersetzung in und aus der Sprache von den betreffenden Diensten über das Internet durchgeführt wird.</text:p>
            <text:p/>
            <text:p>Für die Übersetzung des Textes wurde Google Translate verwendet. Dies ist keine Garantie dafür, dass alle Übersetzungen korrekt sind.</text:p>
            <text:p>Die unterstützenden Sprachen sind: Niederländisch, Englisch, Französisch, Deutsch, Italienisch, Portugiesisch und Spanisch.</text:p>
            <text:p/>
            <text:p>Sie können mich jederzeit für Korrekturen kontaktieren.</text:p>
          </table:table-cell>
          <table:table-cell office:value-type="string">
            <text:p>Texto a voz: no se admiten todos los idiomas que se proporcionan en la configuración de la aplicación.</text:p>
            <text:p>Voz a texto: Actívala a través de la configuración de tu dispositivo. Entonces aparecerá un micrófono en el teclado virtual.</text:p>
            <text:p>Ambas opciones dependen de un dispositivo a otro y de los idiomas instalados. Es posible que, para algunos idiomas, la traducción hacia y desde el habla la realicen los servicios correspondientes a través de Internet.</text:p>
            <text:p/>
            <text:p>Para la traducción del texto se utilizó Google Translate. Esto no es una garantía de que todas las traducciones sean correctas.</text:p>
            <text:p>Los idiomas de soporte son: holandés, inglés, francés, alemán, italiano, portugués y español.</text:p>
            <text:p/>
            <text:p>Siempre puedes contactarme para cualquier corrección.</text:p>
          </table:table-cell>
          <table:table-cell office:value-type="string">
            <text:p>Texte pour parler: Toutes les langues fournies dans les paramètres de l'application ne sont pas prises en charge.</text:p>
            <text:p>Discours au texte: activez-le via les paramètres de votre appareil. Un microphone apparaît alors dans le clavier virtuel.</text:p>
            <text:p>Ces deux options dépendent d'un appareil à l'autre et des langues installées. Il est possible que pour certaines langues la traduction vers et depuis la parole se fasse via internet par les services concernés.</text:p>
            <text:p/>
            <text:p>Google Translate a été utilisé pour la traduction du texte. Ceci ne garantit pas que toutes les traductions sont correctes.</text:p>
            <text:p>Les langues de support sont : le néerlandais, l'anglais, le français, l'allemand, l'italien, le portugais et l'espagnol.</text:p>
            <text:p/>
            <text:p>Vous pouvez toujours me contacter pour toute correction.</text:p>
          </table:table-cell>
          <table:table-cell office:value-type="string">
            <text:p>Sintesi vocale: non sono supportate tutte le lingue fornite nelle impostazioni dell'applicazione.</text:p>
            <text:p>Discorso al testo: attivala tramite le impostazioni del tuo dispositivo. Un microfono apparirà quindi nella tastiera virtuale.</text:p>
            <text:p>Entrambe queste opzioni dipendono da dispositivo a dispositivo e dalle lingue installate. È possibile che per alcune lingue la traduzione da e verso il parlato venga effettuata tramite Internet dai servizi interessati.</text:p>
            <text:p/>
            <text:p>Google Translate è stato utilizzato per la traduzione del testo. Questa non è una garanzia che tutte le traduzioni siano corrette.</text:p>
            <text:p>Le lingue di supporto sono: olandese, inglese, francese, tedesco, italiano, portoghese e spagnolo.</text:p>
            <text:p/>
            <text:p>Potete sempre contattarmi per eventuali correzioni.</text:p>
          </table:table-cell>
          <table:table-cell office:value-type="string">
            <text:p>Tekst naar spraak: niet alle talen die beschikbaar zijn in de applicatie-instellingen worden ondersteund.</text:p>
            <text:p>Spraak naar tekst: activeer het via uw apparaatinstellingen. Er verschijnt dan een microfoon in het virtuele toetsenbord.</text:p>
            <text:p>Beide opties zijn afhankelijk van apparaat tot apparaat en de geïnstalleerde talen. Het is mogelijk dat voor sommige talen de vertaling van en naar spraak via het internet wordt gedaan door de betrokken diensten.</text:p>
            <text:p/>
            <text:p>Voor de vertaling van de tekst werd gebruik gemaakt van Google Translate. <text:s/>Dit is geen garantie dat alle vertalingen correct zijn.</text:p>
            <text:p>De ondersteunende talen zijn: Nederlands, Engels, Frans, Duits, Italiaans, Portugees en Spaans.</text:p>
            <text:p/>
            <text:p>Voor eventuele correcties kunt u altijd contact met mij opnemen.</text:p>
          </table:table-cell>
          <table:table-cell office:value-type="string">
            <text:p>Texto para fala: Nem todos os idiomas são suportados fornecidos nas configurações do aplicativo.</text:p>
            <text:p>Fala para texto: ative-o nas configurações do seu dispositivo. Um microfone aparecerá no teclado virtual.</text:p>
            <text:p>Ambas as opções dependem de dispositivo para dispositivo e dos idiomas instalados. É possível que, para alguns idiomas, a tradução de e para fala seja feita pela Internet pelos serviços envolvidos.</text:p>
            <text:p/>
            <text:p>O Google Tradutor foi utilizado para a tradução do texto. Isso não é uma garantia de que todas as traduções estão corretas.</text:p>
            <text:p>Os idiomas de suporte são: holandês, inglês, francês, alemão, italiano, português e espanhol.</text:p>
            <text:p/>
            <text:p>Você sempre pode entrar em contato comigo para quaisquer correções.</text:p>
          </table:table-cell>
        </table:table-row>
        <table:table-row table:style-name="ro2">
          <table:table-cell office:value-type="string">
            <text:p>Agree_Text</text:p>
          </table:table-cell>
          <table:table-cell office:value-type="string">
            <text:p>Agree</text:p>
          </table:table-cell>
          <table:table-cell office:value-type="string">
            <text:p>Zustimmen</text:p>
          </table:table-cell>
          <table:table-cell office:value-type="string">
            <text:p>De acuerdo</text:p>
          </table:table-cell>
          <table:table-cell office:value-type="string">
            <text:p>D 'accord</text:p>
          </table:table-cell>
          <table:table-cell office:value-type="string">
            <text:p>Accetto</text:p>
          </table:table-cell>
          <table:table-cell office:value-type="string">
            <text:p>Akkoord</text:p>
          </table:table-cell>
          <table:table-cell office:value-type="string">
            <text:p>Concordar</text:p>
          </table:table-cell>
        </table:table-row>
        <table:table-row table:style-name="ro2">
          <table:table-cell office:value-type="string">
            <text:p>AllCodes_Text</text:p>
          </table:table-cell>
          <table:table-cell office:value-type="string">
            <text:p>All codes</text:p>
          </table:table-cell>
          <table:table-cell office:value-type="string">
            <text:p>Alle Codes</text:p>
          </table:table-cell>
          <table:table-cell office:value-type="string">
            <text:p>Todos los códigos</text:p>
          </table:table-cell>
          <table:table-cell office:value-type="string">
            <text:p>Tous les codes</text:p>
          </table:table-cell>
          <table:table-cell office:value-type="string">
            <text:p>Tutti i codici</text:p>
          </table:table-cell>
          <table:table-cell office:value-type="string">
            <text:p>Alle codes</text:p>
          </table:table-cell>
          <table:table-cell office:value-type="string">
            <text:p>Todos os códigos</text:p>
          </table:table-cell>
        </table:table-row>
        <table:table-row table:style-name="ro2">
          <table:table-cell office:value-type="string">
            <text:p>AllowedChar_Text</text:p>
          </table:table-cell>
          <table:table-cell office:value-type="string">
            <text:p>Allowed characters:</text:p>
          </table:table-cell>
          <table:table-cell office:value-type="string">
            <text:p>Erlaubte Zeichen:</text:p>
          </table:table-cell>
          <table:table-cell office:value-type="string">
            <text:p>Caracteres permitidos:</text:p>
          </table:table-cell>
          <table:table-cell office:value-type="string">
            <text:p>Caractères autorisés:</text:p>
          </table:table-cell>
          <table:table-cell office:value-type="string">
            <text:p>Caratteri consentiti:</text:p>
          </table:table-cell>
          <table:table-cell office:value-type="string">
            <text:p>Toegestane karakters:</text:p>
          </table:table-cell>
          <table:table-cell office:value-type="string">
            <text:p>Caracteres permitidos:</text:p>
          </table:table-cell>
        </table:table-row>
        <table:table-row table:style-name="ro2">
          <table:table-cell office:value-type="string">
            <text:p>AllowedCharNot_Text</text:p>
          </table:table-cell>
          <table:table-cell office:value-type="string">
            <text:p>Not allowed:</text:p>
          </table:table-cell>
          <table:table-cell office:value-type="string">
            <text:p>Nicht erlaubt:</text:p>
          </table:table-cell>
          <table:table-cell office:value-type="string">
            <text:p>No permitido:</text:p>
          </table:table-cell>
          <table:table-cell office:value-type="string">
            <text:p>Interdit:</text:p>
          </table:table-cell>
          <table:table-cell office:value-type="string">
            <text:p>Non autorizzato:</text:p>
          </table:table-cell>
          <table:table-cell office:value-type="string">
            <text:p>Niet toegestaan:</text:p>
          </table:table-cell>
          <table:table-cell office:value-type="string">
            <text:p>Não permitido:</text:p>
          </table:table-cell>
        </table:table-row>
        <table:table-row table:style-name="ro2">
          <table:table-cell office:value-type="string">
            <text:p>BackgroundColor_Text</text:p>
          </table:table-cell>
          <table:table-cell office:value-type="string">
            <text:p>Background color:</text:p>
          </table:table-cell>
          <table:table-cell office:value-type="string">
            <text:p>Hintergrundfarbe:</text:p>
          </table:table-cell>
          <table:table-cell office:value-type="string">
            <text:p>Color de fondo:</text:p>
          </table:table-cell>
          <table:table-cell office:value-type="string">
            <text:p>Couleur de l'arrière plan:</text:p>
          </table:table-cell>
          <table:table-cell office:value-type="string">
            <text:p>Colore di sfondo:</text:p>
          </table:table-cell>
          <table:table-cell office:value-type="string">
            <text:p>Kleur achtergrond:</text:p>
          </table:table-cell>
          <table:table-cell office:value-type="string">
            <text:p>Cor de fundo:</text:p>
          </table:table-cell>
        </table:table-row>
        <table:table-row table:style-name="ro2">
          <table:table-cell office:value-type="string">
            <text:p>BackgroundOpacity_Text</text:p>
          </table:table-cell>
          <table:table-cell office:value-type="string">
            <text:p>Background opacity:</text:p>
          </table:table-cell>
          <table:table-cell office:value-type="string">
            <text:p>Hintergrundopazität:</text:p>
          </table:table-cell>
          <table:table-cell office:value-type="string">
            <text:p>Opacidad de fondo:</text:p>
          </table:table-cell>
          <table:table-cell office:value-type="string">
            <text:p>Opacité de fond:</text:p>
          </table:table-cell>
          <table:table-cell office:value-type="string">
            <text:p>Opacità di sfondo:</text:p>
          </table:table-cell>
          <table:table-cell office:value-type="string">
            <text:p>Dekking achtergrond:</text:p>
          </table:table-cell>
          <table:table-cell office:value-type="string">
            <text:p>Opacidade de fundo:</text:p>
          </table:table-cell>
        </table:table-row>
        <table:table-row table:style-name="ro2">
          <table:table-cell office:value-type="string">
            <text:p>BarcodeGenerator_Text</text:p>
          </table:table-cell>
          <table:table-cell table:number-columns-repeated="7" office:value-type="string">
            <text:p>Barcode Generator</text:p>
          </table:table-cell>
        </table:table-row>
        <table:table-row table:style-name="ro2">
          <table:table-cell office:value-type="string">
            <text:p>BarcodeScanner_Text</text:p>
          </table:table-cell>
          <table:table-cell table:number-columns-repeated="7" office:value-type="string">
            <text:p>Barcode Scanner</text:p>
          </table:table-cell>
        </table:table-row>
        <table:table-row table:style-name="ro2">
          <table:table-cell office:value-type="string">
            <text:p>ButtonClose_Text</text:p>
          </table:table-cell>
          <table:table-cell office:value-type="string">
            <text:p>Close</text:p>
          </table:table-cell>
          <table:table-cell office:value-type="string">
            <text:p>Schließen</text:p>
          </table:table-cell>
          <table:table-cell office:value-type="string">
            <text:p>Cerrar</text:p>
          </table:table-cell>
          <table:table-cell office:value-type="string">
            <text:p>Fermer</text:p>
          </table:table-cell>
          <table:table-cell office:value-type="string">
            <text:p>Chiudere</text:p>
          </table:table-cell>
          <table:table-cell office:value-type="string">
            <text:p>Sluiten</text:p>
          </table:table-cell>
          <table:table-cell office:value-type="string">
            <text:p>Perto</text:p>
          </table:table-cell>
        </table:table-row>
        <table:table-row table:style-name="ro2">
          <table:table-cell office:value-type="string">
            <text:p>ButtonListen_Text</text:p>
          </table:table-cell>
          <table:table-cell office:value-type="string">
            <text:p>Listen</text:p>
          </table:table-cell>
          <table:table-cell office:value-type="string">
            <text:p>Hören</text:p>
          </table:table-cell>
          <table:table-cell office:value-type="string">
            <text:p>Escucha</text:p>
          </table:table-cell>
          <table:table-cell office:value-type="string">
            <text:p>Ecoutez</text:p>
          </table:table-cell>
          <table:table-cell office:value-type="string">
            <text:p>Ascolta</text:p>
          </table:table-cell>
          <table:table-cell office:value-type="string">
            <text:p>Luisteren</text:p>
          </table:table-cell>
          <table:table-cell office:value-type="string">
            <text:p>Ouço</text:p>
          </table:table-cell>
        </table:table-row>
        <table:table-row table:style-name="ro2">
          <table:table-cell office:value-type="string">
            <text:p>ButtonShare_Text</text:p>
          </table:table-cell>
          <table:table-cell office:value-type="string">
            <text:p>Share</text:p>
          </table:table-cell>
          <table:table-cell office:value-type="string">
            <text:p>Teilen</text:p>
          </table:table-cell>
          <table:table-cell office:value-type="string">
            <text:p>Compartir</text:p>
          </table:table-cell>
          <table:table-cell office:value-type="string">
            <text:p>Partager</text:p>
          </table:table-cell>
          <table:table-cell office:value-type="string">
            <text:p>Condividi</text:p>
          </table:table-cell>
          <table:table-cell office:value-type="string">
            <text:p>Delen</text:p>
          </table:table-cell>
          <table:table-cell office:value-type="string">
            <text:p>Compartilhar</text:p>
          </table:table-cell>
        </table:table-row>
        <table:table-row table:style-name="ro2">
          <table:table-cell office:value-type="string">
            <text:p>ButtonShareText_Text</text:p>
          </table:table-cell>
          <table:table-cell office:value-type="string">
            <text:p>Share text</text:p>
          </table:table-cell>
          <table:table-cell office:value-type="string">
            <text:p>Text teilen</text:p>
          </table:table-cell>
          <table:table-cell office:value-type="string">
            <text:p>Compartir texto</text:p>
          </table:table-cell>
          <table:table-cell office:value-type="string">
            <text:p>Partager texte</text:p>
          </table:table-cell>
          <table:table-cell office:value-type="string">
            <text:p>Condividi testo</text:p>
          </table:table-cell>
          <table:table-cell office:value-type="string">
            <text:p>Deel tekst</text:p>
          </table:table-cell>
          <table:table-cell office:value-type="string">
            <text:p>Compartilhar texto</text:p>
          </table:table-cell>
        </table:table-row>
        <table:table-row table:style-name="ro2">
          <table:table-cell office:value-type="string">
            <text:p>ButtonSpeak_Text</text:p>
          </table:table-cell>
          <table:table-cell office:value-type="string">
            <text:p>Speak</text:p>
          </table:table-cell>
          <table:table-cell office:value-type="string">
            <text:p>Sprechen</text:p>
          </table:table-cell>
          <table:table-cell office:value-type="string">
            <text:p>Hablar</text:p>
          </table:table-cell>
          <table:table-cell office:value-type="string">
            <text:p>Parlez</text:p>
          </table:table-cell>
          <table:table-cell office:value-type="string">
            <text:p>Parlare</text:p>
          </table:table-cell>
          <table:table-cell office:value-type="string">
            <text:p>Spreek</text:p>
          </table:table-cell>
          <table:table-cell office:value-type="string">
            <text:p>Falar</text:p>
          </table:table-cell>
        </table:table-row>
        <table:table-row table:style-name="ro4">
          <table:table-cell office:value-type="string">
            <text:p>CheckDigitError_Text</text:p>
          </table:table-cell>
          <table:table-cell office:value-type="string">
            <text:p>The code is wrong.</text:p>
            <text:p>The check digit has been corrected.</text:p>
          </table:table-cell>
          <table:table-cell office:value-type="string">
            <text:p>Der Code ist falsch.</text:p>
            <text:p>Die Prüfziffer wurde korrigiert.</text:p>
          </table:table-cell>
          <table:table-cell office:value-type="string">
            <text:p>El código está mal.</text:p>
            <text:p>El dígito de control ha sido corregido.</text:p>
          </table:table-cell>
          <table:table-cell office:value-type="string">
            <text:p>Le code est faux.</text:p>
            <text:p>Le chiffre de contrôle a été corrigé.</text:p>
          </table:table-cell>
          <table:table-cell office:value-type="string">
            <text:p>Il codice è sbagliato.</text:p>
            <text:p>La cifra di controllo è stata corretta.</text:p>
          </table:table-cell>
          <table:table-cell office:value-type="string">
            <text:p>De code is fout.</text:p>
            <text:p>Het controlecijfer is gecorrigeerd.</text:p>
          </table:table-cell>
          <table:table-cell office:value-type="string">
            <text:p>O código está errado.</text:p>
            <text:p>O dígito de verificação foi corrigido.</text:p>
          </table:table-cell>
        </table:table-row>
        <table:table-row table:style-name="ro2">
          <table:table-cell office:value-type="string">
            <text:p>ClearCode_Text</text:p>
          </table:table-cell>
          <table:table-cell office:value-type="string">
            <text:p>Clear</text:p>
          </table:table-cell>
          <table:table-cell office:value-type="string">
            <text:p>Löschen</text:p>
          </table:table-cell>
          <table:table-cell office:value-type="string">
            <text:p>Retirar</text:p>
          </table:table-cell>
          <table:table-cell office:value-type="string">
            <text:p>Retirer</text:p>
          </table:table-cell>
          <table:table-cell office:value-type="string">
            <text:p>Rimuovere</text:p>
          </table:table-cell>
          <table:table-cell office:value-type="string">
            <text:p>Wissen</text:p>
          </table:table-cell>
          <table:table-cell office:value-type="string">
            <text:p>Remover</text:p>
          </table:table-cell>
        </table:table-row>
        <table:table-row table:style-name="ro2">
          <table:table-cell office:value-type="string">
            <text:p>CloseApplication_Text</text:p>
          </table:table-cell>
          <table:table-cell office:value-type="string">
            <text:p>Please close the application.</text:p>
          </table:table-cell>
          <table:table-cell office:value-type="string">
            <text:p>Bitte schließen Sie die Anwendung.</text:p>
          </table:table-cell>
          <table:table-cell office:value-type="string">
            <text:p>Cierra la aplicación.</text:p>
          </table:table-cell>
          <table:table-cell office:value-type="string">
            <text:p>Veuillez fermer l'application.</text:p>
          </table:table-cell>
          <table:table-cell office:value-type="string">
            <text:p>Si prega di chiudere l'applicazione.</text:p>
          </table:table-cell>
          <table:table-cell office:value-type="string">
            <text:p>Gelieve de toepassing te sluiten.</text:p>
          </table:table-cell>
          <table:table-cell office:value-type="string">
            <text:p>Feche o aplicativo.</text:p>
          </table:table-cell>
        </table:table-row>
        <table:table-row table:style-name="ro2">
          <table:table-cell office:value-type="string">
            <text:p>CodeLengthPart1_Text</text:p>
          </table:table-cell>
          <table:table-cell office:value-type="string">
            <text:p>The code should be</text:p>
          </table:table-cell>
          <table:table-cell office:value-type="string">
            <text:p>Der Code sollte</text:p>
          </table:table-cell>
          <table:table-cell office:value-type="string">
            <text:p>El código debe tener</text:p>
          </table:table-cell>
          <table:table-cell office:value-type="string">
            <text:p>Le code doit comporter</text:p>
          </table:table-cell>
          <table:table-cell office:value-type="string">
            <text:p>Il codice dovrebbe essere</text:p>
          </table:table-cell>
          <table:table-cell office:value-type="string">
            <text:p>De code moet</text:p>
          </table:table-cell>
          <table:table-cell office:value-type="string">
            <text:p>O código deve ter</text:p>
          </table:table-cell>
        </table:table-row>
        <table:table-row table:style-name="ro2">
          <table:table-cell office:value-type="string">
            <text:p>CodeLengthPart2_Text</text:p>
          </table:table-cell>
          <table:table-cell office:value-type="string">
            <text:p>(without checksum digit) or</text:p>
          </table:table-cell>
          <table:table-cell office:value-type="string">
            <text:p>(ohne Prüfziffer) oder</text:p>
          </table:table-cell>
          <table:table-cell office:value-type="string">
            <text:p>(sin dígito de suma de verificación) o </text:p>
          </table:table-cell>
          <table:table-cell office:value-type="string">
            <text:p>chiffres (sans chiffre de contrôle) ou</text:p>
          </table:table-cell>
          <table:table-cell office:value-type="string">
            <text:p>(senza cifra di checksum) o</text:p>
          </table:table-cell>
          <table:table-cell office:value-type="string">
            <text:p>(zonder controlecijfer) of</text:p>
          </table:table-cell>
          <table:table-cell office:value-type="string">
            <text:p>(sem dígito de checksum) ou</text:p>
          </table:table-cell>
        </table:table-row>
        <table:table-row table:style-name="ro2">
          <table:table-cell office:value-type="string">
            <text:p>CodeLengthPart3_Text</text:p>
          </table:table-cell>
          <table:table-cell office:value-type="string">
            <text:p>digits long.</text:p>
          </table:table-cell>
          <table:table-cell office:value-type="string">
            <text:p>Ziffern lang sein.</text:p>
          </table:table-cell>
          <table:table-cell office:value-type="string">
            <text:p>dígitos.</text:p>
          </table:table-cell>
          <table:table-cell office:value-type="string">
            <text:p>chiffres.</text:p>
          </table:table-cell>
          <table:table-cell office:value-type="string">
            <text:p>cifre.</text:p>
          </table:table-cell>
          <table:table-cell office:value-type="string">
            <text:p>cijfers lang zijn.</text:p>
          </table:table-cell>
          <table:table-cell office:value-type="string">
            <text:p>dígitos.</text:p>
          </table:table-cell>
        </table:table-row>
        <table:table-row table:style-name="ro2">
          <table:table-cell office:value-type="string">
            <text:p>Contact_Text</text:p>
          </table:table-cell>
          <table:table-cell office:value-type="string">
            <text:p>Contact:</text:p>
          </table:table-cell>
          <table:table-cell office:value-type="string">
            <text:p>Kontakt:</text:p>
          </table:table-cell>
          <table:table-cell office:value-type="string">
            <text:p>Contacto:</text:p>
          </table:table-cell>
          <table:table-cell office:value-type="string">
            <text:p>Contact:</text:p>
          </table:table-cell>
          <table:table-cell office:value-type="string">
            <text:p>Contatto:</text:p>
          </table:table-cell>
          <table:table-cell office:value-type="string">
            <text:p>Contact:</text:p>
          </table:table-cell>
          <table:table-cell office:value-type="string">
            <text:p>Contato:</text:p>
          </table:table-cell>
        </table:table-row>
        <table:table-row table:style-name="ro2">
          <table:table-cell office:value-type="string">
            <text:p>Copyright_Text</text:p>
          </table:table-cell>
          <table:table-cell office:value-type="string">
            <text:p>Copyright</text:p>
          </table:table-cell>
          <table:table-cell office:value-type="string">
            <text:p>Urheberrechte</text:p>
          </table:table-cell>
          <table:table-cell office:value-type="string">
            <text:p>Derechos de autor</text:p>
          </table:table-cell>
          <table:table-cell office:value-type="string">
            <text:p>Droits d'auteur</text:p>
          </table:table-cell>
          <table:table-cell office:value-type="string">
            <text:p>Diritto d'autore</text:p>
          </table:table-cell>
          <table:table-cell office:value-type="string">
            <text:p>Auteursrechten</text:p>
          </table:table-cell>
          <table:table-cell office:value-type="string">
            <text:p>Direito autoral</text:p>
          </table:table-cell>
        </table:table-row>
        <table:table-row table:style-name="ro2">
          <table:table-cell office:value-type="string">
            <text:p>Default_Text</text:p>
          </table:table-cell>
          <table:table-cell office:value-type="string">
            <text:p>Default</text:p>
          </table:table-cell>
          <table:table-cell office:value-type="string">
            <text:p>Standard</text:p>
          </table:table-cell>
          <table:table-cell office:value-type="string">
            <text:p>Estándar</text:p>
          </table:table-cell>
          <table:table-cell office:value-type="string">
            <text:p>Standard</text:p>
          </table:table-cell>
          <table:table-cell office:value-type="string">
            <text:p>Predefinito</text:p>
          </table:table-cell>
          <table:table-cell office:value-type="string">
            <text:p>Standaard</text:p>
          </table:table-cell>
          <table:table-cell office:value-type="string">
            <text:p>Padrão</text:p>
          </table:table-cell>
        </table:table-row>
        <table:table-row table:style-name="ro2">
          <table:table-cell office:value-type="string">
            <text:p>DefaultFormatGenerator_Text</text:p>
          </table:table-cell>
          <table:table-cell office:value-type="string">
            <text:p>Default format generator:</text:p>
          </table:table-cell>
          <table:table-cell office:value-type="string">
            <text:p>Standardformat Generator:</text:p>
          </table:table-cell>
          <table:table-cell office:value-type="string">
            <text:p>Generador de formato predeterminado:</text:p>
          </table:table-cell>
          <table:table-cell office:value-type="string">
            <text:p>Générateur de format par défaut:</text:p>
          </table:table-cell>
          <table:table-cell office:value-type="string">
            <text:p>Generatore di formati predefinito:</text:p>
          </table:table-cell>
          <table:table-cell office:value-type="string">
            <text:p>Standaard formaat generator:</text:p>
          </table:table-cell>
          <table:table-cell office:value-type="string">
            <text:p>Gerador de formato padrão:</text:p>
          </table:table-cell>
        </table:table-row>
        <table:table-row table:style-name="ro2">
          <table:table-cell office:value-type="string">
            <text:p>DefaultFormatScanner_Text</text:p>
          </table:table-cell>
          <table:table-cell office:value-type="string">
            <text:p>Default format scanner:</text:p>
          </table:table-cell>
          <table:table-cell office:value-type="string">
            <text:p>Standardformat Scanner:</text:p>
          </table:table-cell>
          <table:table-cell office:value-type="string">
            <text:p>Escáner de formato predeterminado:</text:p>
          </table:table-cell>
          <table:table-cell office:value-type="string">
            <text:p>Analyseur de format par défaut :</text:p>
          </table:table-cell>
          <table:table-cell office:value-type="string">
            <text:p>Scanner formato predefinito:</text:p>
          </table:table-cell>
          <table:table-cell office:value-type="string">
            <text:p>Standaard formaat scanner:</text:p>
          </table:table-cell>
          <table:table-cell office:value-type="string">
            <text:p>Scanner de formato padrão:</text:p>
          </table:table-cell>
        </table:table-row>
        <table:table-row table:style-name="ro2">
          <table:table-cell office:value-type="string">
            <text:p>Description_Text</text:p>
          </table:table-cell>
          <table:table-cell office:value-type="string">
            <text:p>Generate and scan various barcodes.</text:p>
          </table:table-cell>
          <table:table-cell office:value-type="string">
            <text:p>Generieren und scannen Sie verschiedene Barcodes.</text:p>
          </table:table-cell>
          <table:table-cell office:value-type="string">
            <text:p>Genere y escanee varios códigos de barras.</text:p>
          </table:table-cell>
          <table:table-cell office:value-type="string">
            <text:p>Générez et numérisez divers codes-barres.</text:p>
          </table:table-cell>
          <table:table-cell office:value-type="string">
            <text:p>Genera e scansiona vari codici a barre.</text:p>
          </table:table-cell>
          <table:table-cell office:value-type="string">
            <text:p>Genereer en scan verschillende barcodes.</text:p>
          </table:table-cell>
          <table:table-cell office:value-type="string">
            <text:p>Gere e digitalize vários códigos de barras.</text:p>
          </table:table-cell>
        </table:table-row>
        <table:table-row table:style-name="ro2">
          <table:table-cell office:value-type="string">
            <text:p>Disagree_Text</text:p>
          </table:table-cell>
          <table:table-cell office:value-type="string">
            <text:p>Disagree</text:p>
          </table:table-cell>
          <table:table-cell office:value-type="string">
            <text:p>Nicht zustimmen</text:p>
          </table:table-cell>
          <table:table-cell office:value-type="string">
            <text:p>No acordado</text:p>
          </table:table-cell>
          <table:table-cell office:value-type="string">
            <text:p>Désaccord</text:p>
          </table:table-cell>
          <table:table-cell office:value-type="string">
            <text:p>Non accetto</text:p>
          </table:table-cell>
          <table:table-cell office:value-type="string">
            <text:p>Niet akkoord</text:p>
          </table:table-cell>
          <table:table-cell office:value-type="string">
            <text:p>Discordar</text:p>
          </table:table-cell>
        </table:table-row>
        <table:table-row table:style-name="ro2">
          <table:table-cell office:value-type="string">
            <text:p>Email_Text</text:p>
          </table:table-cell>
          <table:table-cell table:number-columns-repeated="2" office:value-type="string">
            <text:p>E-mail:</text:p>
          </table:table-cell>
          <table:table-cell office:value-type="string">
            <text:p>Correo electrónico:</text:p>
          </table:table-cell>
          <table:table-cell table:number-columns-repeated="4" office:value-type="string">
            <text:p>E-mail:</text:p>
          </table:table-cell>
        </table:table-row>
        <table:table-row table:style-name="ro2">
          <table:table-cell office:value-type="string">
            <text:p>ErrorTitle_Text</text:p>
          </table:table-cell>
          <table:table-cell office:value-type="string">
            <text:p>Error</text:p>
          </table:table-cell>
          <table:table-cell office:value-type="string">
            <text:p>Fehler</text:p>
          </table:table-cell>
          <table:table-cell office:value-type="string">
            <text:p>Error</text:p>
          </table:table-cell>
          <table:table-cell office:value-type="string">
            <text:p>Erreur</text:p>
          </table:table-cell>
          <table:table-cell office:value-type="string">
            <text:p>Errore</text:p>
          </table:table-cell>
          <table:table-cell office:value-type="string">
            <text:p>Fout</text:p>
          </table:table-cell>
          <table:table-cell office:value-type="string">
            <text:p>Erro</text:p>
          </table:table-cell>
        </table:table-row>
        <table:table-row table:style-name="ro2">
          <table:table-cell office:value-type="string">
            <text:p>FirstNumber0_Text</text:p>
          </table:table-cell>
          <table:table-cell office:value-type="string">
            <text:p>First number should be 0.</text:p>
          </table:table-cell>
          <table:table-cell office:value-type="string">
            <text:p>Die erste Zahl sollte 0 sein.</text:p>
          </table:table-cell>
          <table:table-cell office:value-type="string">
            <text:p>El primer número debe ser 0.</text:p>
          </table:table-cell>
          <table:table-cell office:value-type="string">
            <text:p>Le premier chiffre doit être 0.</text:p>
          </table:table-cell>
          <table:table-cell office:value-type="string">
            <text:p>Il primo numero dovrebbe essere 0.</text:p>
          </table:table-cell>
          <table:table-cell office:value-type="string">
            <text:p>Het eerste cijfer moet 0 zijn.</text:p>
          </table:table-cell>
          <table:table-cell office:value-type="string">
            <text:p>O primeiro número deve ser 0.</text:p>
          </table:table-cell>
        </table:table-row>
        <table:table-row table:style-name="ro2">
          <table:table-cell office:value-type="string">
            <text:p>ForgroundColor_Text</text:p>
          </table:table-cell>
          <table:table-cell office:value-type="string">
            <text:p>Forground color:</text:p>
          </table:table-cell>
          <table:table-cell office:value-type="string">
            <text:p>Vordergrundfarbe:</text:p>
          </table:table-cell>
          <table:table-cell office:value-type="string">
            <text:p>Color de primer plano:</text:p>
          </table:table-cell>
          <table:table-cell office:value-type="string">
            <text:p>Couleur de premier plan:</text:p>
          </table:table-cell>
          <table:table-cell office:value-type="string">
            <text:p>Colore di primo piano:</text:p>
          </table:table-cell>
          <table:table-cell office:value-type="string">
            <text:p>Kleur voorgrond:</text:p>
          </table:table-cell>
          <table:table-cell office:value-type="string">
            <text:p>Cor do primeiro plano:</text:p>
          </table:table-cell>
        </table:table-row>
        <table:table-row table:style-name="ro2">
          <table:table-cell office:value-type="string">
            <text:p>ForgroundOpacity_Text</text:p>
          </table:table-cell>
          <table:table-cell office:value-type="string">
            <text:p>Forground opacity:</text:p>
          </table:table-cell>
          <table:table-cell office:value-type="string">
            <text:p>Vordergrundopazität:</text:p>
          </table:table-cell>
          <table:table-cell office:value-type="string">
            <text:p>Opacidad de primer plano:</text:p>
          </table:table-cell>
          <table:table-cell office:value-type="string">
            <text:p>Opacité du premier plan:</text:p>
          </table:table-cell>
          <table:table-cell office:value-type="string">
            <text:p>Opacità in primo piano:</text:p>
          </table:table-cell>
          <table:table-cell office:value-type="string">
            <text:p>Dekking voorgrond:</text:p>
          </table:table-cell>
          <table:table-cell office:value-type="string">
            <text:p>Opacidade do primeiro plano:</text:p>
          </table:table-cell>
        </table:table-row>
        <table:table-row table:style-name="ro2">
          <table:table-cell office:value-type="string">
            <text:p>FormatCode_Text</text:p>
          </table:table-cell>
          <table:table-cell office:value-type="string">
            <text:p>Select a format:</text:p>
          </table:table-cell>
          <table:table-cell office:value-type="string">
            <text:p>Wählen Sie ein Format aus:</text:p>
          </table:table-cell>
          <table:table-cell office:value-type="string">
            <text:p>Seleccione un formato:</text:p>
          </table:table-cell>
          <table:table-cell office:value-type="string">
            <text:p>Sélectionnez un format:</text:p>
          </table:table-cell>
          <table:table-cell office:value-type="string">
            <text:p>Seleziona un formato:</text:p>
          </table:table-cell>
          <table:table-cell office:value-type="string">
            <text:p>Selecteer formaat:</text:p>
          </table:table-cell>
          <table:table-cell office:value-type="string">
            <text:p>Selecione um formato:</text:p>
          </table:table-cell>
        </table:table-row>
        <table:table-row table:style-name="ro2">
          <table:table-cell office:value-type="string">
            <text:p>FormatNotSupported_Text</text:p>
          </table:table-cell>
          <table:table-cell office:value-type="string">
            <text:p>is currently not supported.</text:p>
          </table:table-cell>
          <table:table-cell office:value-type="string">
            <text:p>wird derzeit nicht unterstützt.</text:p>
          </table:table-cell>
          <table:table-cell office:value-type="string">
            <text:p>actualmente no es compatible.</text:p>
          </table:table-cell>
          <table:table-cell office:value-type="string">
            <text:p>n'est actuellement pas pris en charge.</text:p>
          </table:table-cell>
          <table:table-cell office:value-type="string">
            <text:p>al momento non è supportato.</text:p>
          </table:table-cell>
          <table:table-cell office:value-type="string">
            <text:p>wordt momenteel niet ondersteund.</text:p>
          </table:table-cell>
          <table:table-cell office:value-type="string">
            <text:p>atualmente não é suportado.</text:p>
          </table:table-cell>
        </table:table-row>
        <table:table-row table:style-name="ro2">
          <table:table-cell office:value-type="string">
            <text:p>FormatTitle_Text</text:p>
          </table:table-cell>
          <table:table-cell table:number-columns-repeated="2" office:value-type="string">
            <text:p>Format</text:p>
          </table:table-cell>
          <table:table-cell office:value-type="string">
            <text:p>Formato</text:p>
          </table:table-cell>
          <table:table-cell office:value-type="string">
            <text:p>Format</text:p>
          </table:table-cell>
          <table:table-cell office:value-type="string">
            <text:p>Formato</text:p>
          </table:table-cell>
          <table:table-cell office:value-type="string">
            <text:p>Formaat</text:p>
          </table:table-cell>
          <table:table-cell office:value-type="string">
            <text:p>Formato</text:p>
          </table:table-cell>
        </table:table-row>
        <table:table-row table:style-name="ro2">
          <table:table-cell office:value-type="string">
            <text:p>GenerateCode_Text</text:p>
          </table:table-cell>
          <table:table-cell office:value-type="string">
            <text:p>Generate</text:p>
          </table:table-cell>
          <table:table-cell office:value-type="string">
            <text:p>Generieren</text:p>
          </table:table-cell>
          <table:table-cell office:value-type="string">
            <text:p>Generar</text:p>
          </table:table-cell>
          <table:table-cell office:value-type="string">
            <text:p>Générer</text:p>
          </table:table-cell>
          <table:table-cell office:value-type="string">
            <text:p>Creare</text:p>
          </table:table-cell>
          <table:table-cell office:value-type="string">
            <text:p>Genereren</text:p>
          </table:table-cell>
          <table:table-cell office:value-type="string">
            <text:p>Gerar</text:p>
          </table:table-cell>
        </table:table-row>
        <table:table-row table:style-name="ro2">
          <table:table-cell office:value-type="string">
            <text:p>GuardInvalidStartEnd_Text</text:p>
          </table:table-cell>
          <table:table-cell office:value-type="string">
            <text:p>Invalid start/end character:</text:p>
          </table:table-cell>
          <table:table-cell office:value-type="string">
            <text:p>Ungültiges Start-/Endzeichen:</text:p>
          </table:table-cell>
          <table:table-cell office:value-type="string">
            <text:p>Carácter de inicio/fin no válido:</text:p>
          </table:table-cell>
          <table:table-cell office:value-type="string">
            <text:p>Caractère de début/fin non valide:</text:p>
          </table:table-cell>
          <table:table-cell office:value-type="string">
            <text:p>Carattere di inizio/fine non valido:</text:p>
          </table:table-cell>
          <table:table-cell office:value-type="string">
            <text:p>Ongeldige begin/eind karakter:</text:p>
          </table:table-cell>
          <table:table-cell office:value-type="string">
            <text:p>Caractere inicial/final inválido:</text:p>
          </table:table-cell>
        </table:table-row>
        <table:table-row table:style-name="ro2">
          <table:table-cell office:value-type="string">
            <text:p>GuardMissingEnd_Text</text:p>
          </table:table-cell>
          <table:table-cell office:value-type="string">
            <text:p>Missing end character.</text:p>
          </table:table-cell>
          <table:table-cell office:value-type="string">
            <text:p>Fehlendes Endzeichen.</text:p>
          </table:table-cell>
          <table:table-cell office:value-type="string">
            <text:p>Falta el carácter final.</text:p>
          </table:table-cell>
          <table:table-cell office:value-type="string">
            <text:p>Caractère de fin manquant.</text:p>
          </table:table-cell>
          <table:table-cell office:value-type="string">
            <text:p>Carattere finale mancante.</text:p>
          </table:table-cell>
          <table:table-cell office:value-type="string">
            <text:p>Eindkarakter ontbreekt.</text:p>
          </table:table-cell>
          <table:table-cell office:value-type="string">
            <text:p>Caractere final ausente.</text:p>
          </table:table-cell>
        </table:table-row>
        <table:table-row table:style-name="ro2">
          <table:table-cell office:value-type="string">
            <text:p>GuardMissingStart_Text</text:p>
          </table:table-cell>
          <table:table-cell office:value-type="string">
            <text:p>Missing start character.</text:p>
          </table:table-cell>
          <table:table-cell office:value-type="string">
            <text:p>Fehlendes Startzeichen.</text:p>
          </table:table-cell>
          <table:table-cell office:value-type="string">
            <text:p>Falta el carácter de inicio.</text:p>
          </table:table-cell>
          <table:table-cell office:value-type="string">
            <text:p>Caractère de début manquant.</text:p>
          </table:table-cell>
          <table:table-cell office:value-type="string">
            <text:p>Carattere iniziale mancante.</text:p>
          </table:table-cell>
          <table:table-cell office:value-type="string">
            <text:p>Startkarakter ontbreekt.</text:p>
          </table:table-cell>
          <table:table-cell office:value-type="string">
            <text:p>Caractere inicial ausente.</text:p>
          </table:table-cell>
        </table:table-row>
        <table:table-row table:style-name="ro5">
          <table:table-cell office:value-type="string">
            <text:p>HexColorCodes_Text</text:p>
          </table:table-cell>
          <table:table-cell office:value-type="string">
            <text:p>Hexadecimal color codes:</text:p>
            <text:p/>
            <text:p>Characters 1-2: Opacity/Transparency</text:p>
            <text:p>Characters 3-4: Red</text:p>
            <text:p>Characters 5-6: Green</text:p>
            <text:p>Characters 7-8: Blue</text:p>
          </table:table-cell>
          <table:table-cell office:value-type="string">
            <text:p>Hexadezimale Farbcodes:</text:p>
            <text:p/>
            <text:p>Zeichen 1-2: Opazität/Transparenz</text:p>
            <text:p>Zeichen 3-4: Rot</text:p>
            <text:p>Zeichen 5-6: Grün</text:p>
            <text:p>Zeichen 7-8: Blau</text:p>
          </table:table-cell>
          <table:table-cell office:value-type="string">
            <text:p>Códigos de color hexadecimales:</text:p>
            <text:p/>
            <text:p>Caracteres 1-2: Opacidad/Transparencia</text:p>
            <text:p>Caracteres 3-4: Rojo</text:p>
            <text:p>Caracteres 5-6: Verde</text:p>
            <text:p>Caracteres 7-8: Azul</text:p>
          </table:table-cell>
          <table:table-cell office:value-type="string">
            <text:p>Codes couleurs hexadécimaux:</text:p>
            <text:p/>
            <text:p>Caractères 1-2: Opacité/Transparence</text:p>
            <text:p>Caractères 3-4: Rouge</text:p>
            <text:p>Caractères 5-6: Vert</text:p>
            <text:p>Caractères 7-8: Bleu</text:p>
          </table:table-cell>
          <table:table-cell office:value-type="string">
            <text:p>Codici colore esadecimali:</text:p>
            <text:p/>
            <text:p>Caratteri 1-2: Opacità/Trasparenza</text:p>
            <text:p>Caratteri 3-4: Rosso</text:p>
            <text:p>Caratteri 5-6: Verde</text:p>
            <text:p>Caratteri 7-8: Blu</text:p>
          </table:table-cell>
          <table:table-cell office:value-type="string">
            <text:p>Hexadecimale kleurcodes:</text:p>
            <text:p/>
            <text:p>Karakters 1-2: dekking/transparantie</text:p>
            <text:p>Karakters 3-4: rood</text:p>
            <text:p>Karakters 5-6: groen</text:p>
            <text:p>Karakters 7-8: blauw</text:p>
          </table:table-cell>
          <table:table-cell office:value-type="string">
            <text:p>Códigos de cores hexadecimais:</text:p>
            <text:p/>
            <text:p>Caracteres 1-2: Opacidade/Transparência</text:p>
            <text:p>Caracteres 3-4: Vermelho</text:p>
            <text:p>Caracteres 5-6: Verde</text:p>
            <text:p>Caracteres 7-8: Azul</text:p>
          </table:table-cell>
        </table:table-row>
        <table:table-row table:style-name="ro2">
          <table:table-cell office:value-type="string">
            <text:p>Language_Text</text:p>
          </table:table-cell>
          <table:table-cell office:value-type="string">
            <text:p>Language:</text:p>
          </table:table-cell>
          <table:table-cell office:value-type="string">
            <text:p>Sprache:</text:p>
          </table:table-cell>
          <table:table-cell office:value-type="string">
            <text:p>Idioma:</text:p>
          </table:table-cell>
          <table:table-cell office:value-type="string">
            <text:p>Langue:</text:p>
          </table:table-cell>
          <table:table-cell office:value-type="string">
            <text:p>Lingua:</text:p>
          </table:table-cell>
          <table:table-cell office:value-type="string">
            <text:p>Taal:</text:p>
          </table:table-cell>
          <table:table-cell office:value-type="string">
            <text:p>Língua:</text:p>
          </table:table-cell>
        </table:table-row>
        <table:table-row table:style-name="ro2">
          <table:table-cell office:value-type="string">
            <text:p>LanguageSpeech_Text</text:p>
          </table:table-cell>
          <table:table-cell office:value-type="string">
            <text:p>Language speech:</text:p>
          </table:table-cell>
          <table:table-cell office:value-type="string">
            <text:p>Sprache Rede:</text:p>
          </table:table-cell>
          <table:table-cell office:value-type="string">
            <text:p>Lenguaje de habla:</text:p>
          </table:table-cell>
          <table:table-cell office:value-type="string">
            <text:p>Discours de langue:</text:p>
          </table:table-cell>
          <table:table-cell office:value-type="string">
            <text:p>Discorso in lingua:</text:p>
          </table:table-cell>
          <table:table-cell office:value-type="string">
            <text:p>Taal spraak:</text:p>
          </table:table-cell>
          <table:table-cell office:value-type="string">
            <text:p>Linguagem de fala:</text:p>
          </table:table-cell>
        </table:table-row>
        <table:table-row table:style-name="ro2">
          <table:table-cell office:value-type="string">
            <text:p>LengthInputEven_Text</text:p>
          </table:table-cell>
          <table:table-cell office:value-type="string">
            <text:p>The length of the input should be even.</text:p>
          </table:table-cell>
          <table:table-cell office:value-type="string">
            <text:p>Die Länge der Eingabe sollte gerade sein.</text:p>
          </table:table-cell>
          <table:table-cell office:value-type="string">
            <text:p>La longitud de la entrada debe ser uniforme.</text:p>
          </table:table-cell>
          <table:table-cell office:value-type="string">
            <text:p>La longueur de l'entrée doit être paire.</text:p>
          </table:table-cell>
          <table:table-cell office:value-type="string">
            <text:p>La lunghezza dell'input dovrebbe essere pari.</text:p>
          </table:table-cell>
          <table:table-cell office:value-type="string">
            <text:p>De lengte van de invoer moet even zijn.</text:p>
          </table:table-cell>
          <table:table-cell office:value-type="string">
            <text:p>O comprimento da entrada deve ser uniforme.</text:p>
          </table:table-cell>
        </table:table-row>
        <table:table-row table:style-name="ro6">
          <table:table-cell office:value-type="string">
            <text:p>License_Text</text:p>
          </table:table-cell>
          <table:table-cell office:value-type="string">
            <text:p>This application may be used freely for non-commercial purposes.</text:p>
            <text:p>Use this program entirely at your own risk.</text:p>
          </table:table-cell>
          <table:table-cell office:value-type="string">
            <text:p>Diese Anwendung darf für nichtkommerzielle Zwecke frei verwendet werden.</text:p>
            <text:p>Verwenden Sie dieses Programm ausschließlich auf eigene Gefahr.</text:p>
          </table:table-cell>
          <table:table-cell office:value-type="string">
            <text:p>Esta aplicación se puede utilizar libremente para fines no comerciales.</text:p>
            <text:p>Utilice este programa bajo su propio riesgo.</text:p>
          </table:table-cell>
          <table:table-cell office:value-type="string">
            <text:p>Cette application peut être utilisée librement à des fins non commerciales.</text:p>
            <text:p>Utilisez ce programme entièrement à vos propres risques.</text:p>
          </table:table-cell>
          <table:table-cell office:value-type="string">
            <text:p>Questa applicazione può essere utilizzata liberamente per scopi non commerciali.</text:p>
            <text:p>Utilizzare questo programma interamente a proprio rischio.</text:p>
          </table:table-cell>
          <table:table-cell office:value-type="string">
            <text:p>Deze applicatie mag vrij worden gebruikt voor niet-commerciële doeleinden.</text:p>
            <text:p>Gebruik dit programma geheel op eigen risico.</text:p>
          </table:table-cell>
          <table:table-cell office:value-type="string">
            <text:p>Este aplicativo pode ser usado livremente para fins não comerciais.</text:p>
            <text:p>Use este programa inteiramente por sua conta e risco.</text:p>
          </table:table-cell>
        </table:table-row>
        <table:table-row table:style-name="ro7">
          <table:table-cell office:value-type="string">
            <text:p>LicenseMit_Text</text:p>
          </table:table-cell>
          <table:table-cell office:value-type="string">
            <text:p>ZXing.Net.Maui by Redth</text:p>
            <text:p>Barcode scanning and generation for .NET MAUI applications.</text:p>
            <text:p>MIT License:</text:p>
            <text:p/>
            <text:p>Permission is hereby granted, free of charge, to any person obtaining a copy of Barcode Generator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p>The above copyright notice and this permission notice (including the next paragraph) shall be included in all copies or substantial portions of the Software.</text:p>
          </table:table-cell>
          <table:table-cell office:value-type="string">
            <text:p>ZXing.Net.Maui von Redth</text:p>
            <text:p>Scannen und Generieren von Barcodes für .NET MAUI-Anwendungen.</text:p>
            <text:p>MIT-Lizenz:</text:p>
            <text:p/>
            <text:p>Hiermit wird jeder Person, die eine Kopie von Barcode Generator (die „Software“) erhält, kostenlos die Erlaubnis erteilt, uneingeschränkt mit der Software zu handeln, einschließlich, aber nicht beschränkt auf die Rechte zur Nutzung, Vervielfältigung, Änderung, Zusammenführung, Veröffentlichung und Verbreitung , Unterlizenzen zu vergeben und/oder Kopien der Software zu verkaufen und Personen, denen die Software zur Verfügung gestellt wird, dies zu gestatten, vorbehaltlich der folgenden Bedingungen:</text:p>
            <text:p/>
            <text:p>Der obige Urheberrechtshinweis und dieser Genehmigungshinweis (einschließlich des nächsten Absatzes) müssen in allen Kopien oder wesentlichen Teilen der Software enthalten sein.</text:p>
          </table:table-cell>
          <table:table-cell office:value-type="string">
            <text:p>ZXing.Net.Maui por Redth</text:p>
            <text:p>Escaneo y generación de códigos de barras para aplicaciones .NET MAUI.</text:p>
            <text:p>Licencia MIT:</text:p>
            <text:p/>
            <text:p>Por la presente se otorga permiso, sin cargo, a cualquier persona que obtenga una copia de Barcode Generator (el 'Software'), para operar con el Software sin restricciones, incluidos, entre otros, los derechos de uso, copia, modificación, fusión, publicación, distribución , sublicenciar y/o vender copias del Software, y permitir que las personas a las que se les proporcione el Software lo hagan, sujeto a las siguientes condiciones:</text:p>
            <text:p/>
            <text:p>El aviso de derechos de autor anterior y este aviso de permiso (incluido el siguiente párrafo) se incluirán en todas las copias o partes sustanciales del Software.</text:p>
          </table:table-cell>
          <table:table-cell office:value-type="string">
            <text:p>ZXing.Net.Maui par Redth</text:p>
            <text:p>Lecture et génération de codes-barres pour les applications .NET MAUI.</text:p>
            <text:p>Licence MIT :</text:p>
            <text:p/>
            <text:p>L'autorisation est accordée, gratuitement, à toute personne obtenant une copie de Barcode Generator (le « Logiciel »), de traiter le Logiciel sans restriction, y compris, sans limitation, les droits d'utilisation, de copie, de modification, de fusion, de publication, de distribution , sous-licencier et/ou vendre des copies du Logiciel, et permettre aux personnes à qui le Logiciel est fourni de le faire, sous réserve des conditions suivantes :</text:p>
            <text:p/>
            <text:p>L'avis de droit d'auteur ci-dessus et cet avis d'autorisation (y compris le paragraphe suivant) doivent être inclus dans toutes les copies ou parties substantielles du Logiciel.</text:p>
          </table:table-cell>
          <table:table-cell office:value-type="string">
            <text:p>ZXing.Net.Maui di Redth</text:p>
            <text:p>Scansione e generazione di codici a barre per applicazioni .NET MAUI.</text:p>
            <text:p>Licenza MIT:</text:p>
            <text:p/>
            <text:p>Con la presente viene concesso il permesso, gratuitamente, a chiunque ottenga una copia di Barcode Generator (il "Software"), di trattare il Software senza restrizioni, inclusi senza limitazione i diritti di utilizzare, copiare, modificare, unire, pubblicare, distribuire , concedere in sublicenza e/o vendere copie del Software e consentire alle persone a cui il Software viene fornito di farlo, alle condizioni seguenti:</text:p>
            <text:p/>
            <text:p>L'avviso di copyright di cui sopra e questo avviso di autorizzazione (incluso il paragrafo successivo) devono essere inclusi in tutte le copie o parti sostanziali del Software.</text:p>
          </table:table-cell>
          <table:table-cell office:value-type="string">
            <text:p>ZXing.Net.Maui door Redth</text:p>
            <text:p>Barcode scannen en genereren voor .NET MAUI-toepassingen.</text:p>
            <text:p>MIT-licentie:</text:p>
            <text:p/>
            <text:p>Hierbij wordt kosteloos toestemming verleend aan eenieder die een kopie van de Barcode Generator (de 'Software') verkrijgt, om zonder beperking in de Software te handelen, inclusief maar niet beperkt tot de rechten om te gebruiken, kopiëren, wijzigen, samenvoegen, publiceren, distribueren , in sublicentie geven en/of kopieën van de Software verkopen, en om personen aan wie de Software wordt geleverd toe te staan ​​dit te doen, onder de volgende voorwaarden:</text:p>
            <text:p/>
            <text:p>De bovenstaande copyrightkennisgeving en deze toestemmingskennisgeving (inclusief de volgende paragraaf) zullen worden opgenomen in alle kopieën of substantiële delen van de Software.</text:p>
          </table:table-cell>
          <table:table-cell office:value-type="string">
            <text:p>ZXing.Net.Maui por Redth</text:p>
            <text:p>Digitalização e geração de código de barras para aplicativos .NET MAUI.</text:p>
            <text:p>Licença MIT:</text:p>
            <text:p/>
            <text:p>A permissão é concedida, gratuitamente, a qualquer pessoa que obtenha uma cópia do Barcode Generator (o 'Software'), para negociar o Software sem restrições, incluindo, sem limitação, os direitos de usar, copiar, modificar, mesclar, publicar, distribuir , sublicenciar e/ou vender cópias do Software e permitir que as pessoas a quem o Software é fornecido o façam, sujeito às seguintes condições:</text:p>
            <text:p/>
            <text:p>O aviso de direitos autorais acima e este aviso de permissão (incluindo o próximo parágrafo) devem ser incluídos em todas as cópias ou partes substanciais do Software.</text:p>
          </table:table-cell>
        </table:table-row>
        <table:table-row table:style-name="ro8">
          <table:table-cell office:value-type="string">
            <text:p>LicenseMit2_Text</text:p>
          </table:table-cell>
          <table:table-cell office:value-type="string">
            <text:p>The software is provided 'as is', without warranty of any kind, express or implied, including but not limited to the warranties of merchantability, fitness for a particular purpose and noninfringement. In no event shall the author and/or publisher be liable for any claim, damages or other liability, whether in an action of contract, tort or otherwise, arising from, out of or in connection with the software or the use or other dealings in the software.</text:p>
          </table:table-cell>
          <table:table-cell office:value-type="string">
            <text:p>Die Software wird „wie besehen“ bereitgestellt, ohne Gewährleistung jeglicher Art, weder ausdrücklich noch stillschweigend, einschließlich, aber nicht beschränkt auf die Gewährleistung der Marktgängigkeit, Eignung für einen bestimmten Zweck und Nichtverletzung. In keinem Fall haften der Autor und/oder Herausgeber für Ansprüche, Schäden oder andere Haftungen, sei es aus einem Vertrag, aus unerlaubter Handlung oder auf andere Weise, die sich aus, aus oder im Zusammenhang mit der Software oder der Verwendung oder sonstigen Handlungen ergeben die Software.</text:p>
          </table:table-cell>
          <table:table-cell office:value-type="string">
            <text:p>El software se proporciona "tal cual", sin garantía de ningún tipo, expresa o implícita, incluidas, entre otras, las garantías de comerciabilidad, idoneidad para un propósito particular y no infracción. En ningún caso el autor y/o el editor serán responsables de ningún reclamo, daño u otra responsabilidad, ya sea en una acción contractual, extracontractual o de otro tipo, que surja de, o esté relacionado con el software o el uso u otros tratos en El software.</text:p>
          </table:table-cell>
          <table:table-cell office:value-type="string">
            <text:p>Le logiciel est fourni « tel quel », sans garantie d'aucune sorte, expresse ou implicite, y compris, mais sans s'y limiter, les garanties de qualité marchande, d'adéquation à un usage particulier et d'absence de contrefaçon. En aucun cas, l'auteur et/ou l'éditeur ne pourront être tenus responsables de toute réclamation, dommage ou autre responsabilité, que ce soit dans le cadre d'une action contractuelle, délictuelle ou autre, découlant de, de ou en relation avec le logiciel ou l'utilisation ou d'autres transactions dans les logiciels.</text:p>
          </table:table-cell>
          <table:table-cell office:value-type="string">
            <text:p>Il software viene fornito "così com'è", senza garanzie di alcun tipo, esplicite o implicite, incluse, a titolo esemplificativo ma non esaustivo, le garanzie di commerciabilità, idoneità per uno scopo particolare e non violazione. In nessun caso l'autore e/o l'editore possono essere ritenuti responsabili per qualsiasi pretesa, danno o altra responsabilità, sia in un'azione contrattuale, illecita o altro, derivante da, fuori o in connessione con il software o l'uso o altri rapporti in il software.</text:p>
          </table:table-cell>
          <table:table-cell office:value-type="string">
            <text:p>De software wordt geleverd 'zoals ze is', zonder enige vorm van garantie, expliciet of impliciet, inclusief maar niet beperkt tot de garanties van verkoopbaarheid, geschiktheid voor een bepaald doel en niet-inbreuk. In geen geval zal de auteur en/of uitgever aansprakelijk zijn voor enige claim, schade of andere aansprakelijkheid, hetzij in een contractuele actie, onrechtmatige daad of anderszins, die voortvloeit van, uit of in verband staat met de software of het gebruik of andere transacties in de software.</text:p>
          </table:table-cell>
          <table:table-cell office:value-type="string">
            <text:p>O software é fornecido 'como está', sem garantia de qualquer tipo, expressa ou implícita, incluindo, mas não se limitando às garantias de comercialização, adequação a uma finalidade específica e não violação. Em nenhum caso o autor e/ou editor será responsável por qualquer reclamação, dano ou outra responsabilidade, seja em uma ação de contrato, ato ilícito ou de outra forma, decorrente, fora ou em conexão com o software ou o uso ou outras negociações em o software.</text:p>
          </table:table-cell>
        </table:table-row>
        <table:table-row table:style-name="ro2">
          <table:table-cell office:value-type="string">
            <text:p>LicenseTitle_Text</text:p>
          </table:table-cell>
          <table:table-cell office:value-type="string">
            <text:p>License</text:p>
          </table:table-cell>
          <table:table-cell office:value-type="string">
            <text:p>Lizenz</text:p>
          </table:table-cell>
          <table:table-cell office:value-type="string">
            <text:p>Licencia</text:p>
          </table:table-cell>
          <table:table-cell office:value-type="string">
            <text:p>Licence</text:p>
          </table:table-cell>
          <table:table-cell office:value-type="string">
            <text:p>Licenza</text:p>
          </table:table-cell>
          <table:table-cell office:value-type="string">
            <text:p>Licentie</text:p>
          </table:table-cell>
          <table:table-cell office:value-type="string">
            <text:p>Licença</text:p>
          </table:table-cell>
        </table:table-row>
        <table:table-row table:style-name="ro2">
          <table:table-cell office:value-type="string">
            <text:p>NameProgram_Text</text:p>
          </table:table-cell>
          <table:table-cell office:value-type="string">
            <text:p>Barcode Generator and Scanner</text:p>
          </table:table-cell>
          <table:table-cell office:value-type="string">
            <text:p>Barcode Generator and Scanner</text:p>
          </table:table-cell>
          <table:table-cell office:value-type="string">
            <text:p>Barcode Generator and Scanner</text:p>
          </table:table-cell>
          <table:table-cell office:value-type="string">
            <text:p>Barcode Generator and Scanner</text:p>
          </table:table-cell>
          <table:table-cell office:value-type="string">
            <text:p>Barcode Generator and Scanner</text:p>
          </table:table-cell>
          <table:table-cell office:value-type="string">
            <text:p>Barcode Generator and Scanner</text:p>
          </table:table-cell>
          <table:table-cell office:value-type="string">
            <text:p>Barcode Generator and Scanner</text:p>
          </table:table-cell>
        </table:table-row>
        <table:table-row table:style-name="ro2">
          <table:table-cell office:value-type="string">
            <text:p>No_Text</text:p>
          </table:table-cell>
          <table:table-cell office:value-type="string">
            <text:p>No</text:p>
          </table:table-cell>
          <table:table-cell office:value-type="string">
            <text:p>Nein</text:p>
          </table:table-cell>
          <table:table-cell office:value-type="string">
            <text:p>No</text:p>
          </table:table-cell>
          <table:table-cell office:value-type="string">
            <text:p>Non</text:p>
          </table:table-cell>
          <table:table-cell office:value-type="string">
            <text:p>No</text:p>
          </table:table-cell>
          <table:table-cell office:value-type="string">
            <text:p>Neen</text:p>
          </table:table-cell>
          <table:table-cell office:value-type="string">
            <text:p>Não</text:p>
          </table:table-cell>
        </table:table-row>
        <table:table-row table:style-name="ro2">
          <table:table-cell office:value-type="string">
            <text:p>OpenLinkText_Text</text:p>
          </table:table-cell>
          <table:table-cell office:value-type="string">
            <text:p>Open this link?</text:p>
          </table:table-cell>
          <table:table-cell office:value-type="string">
            <text:p>Öffne diesen Link?</text:p>
          </table:table-cell>
          <table:table-cell office:value-type="string">
            <text:p>¿Abre este enlace?</text:p>
          </table:table-cell>
          <table:table-cell office:value-type="string">
            <text:p>Ouvrez ce lien?</text:p>
          </table:table-cell>
          <table:table-cell office:value-type="string">
            <text:p>Apri questo collegamento?</text:p>
          </table:table-cell>
          <table:table-cell office:value-type="string">
            <text:p>Deze link openen?</text:p>
          </table:table-cell>
          <table:table-cell office:value-type="string">
            <text:p>Abra este link?</text:p>
          </table:table-cell>
        </table:table-row>
        <table:table-row table:style-name="ro2">
          <table:table-cell office:value-type="string">
            <text:p>OpenLinkTitle_Text</text:p>
          </table:table-cell>
          <table:table-cell office:value-type="string">
            <text:p>Website link</text:p>
          </table:table-cell>
          <table:table-cell office:value-type="string">
            <text:p>Website-Link</text:p>
          </table:table-cell>
          <table:table-cell office:value-type="string">
            <text:p>Enlace de página web</text:p>
          </table:table-cell>
          <table:table-cell office:value-type="string">
            <text:p>Lien de site Web</text:p>
          </table:table-cell>
          <table:table-cell office:value-type="string">
            <text:p>Collegamento al sito web</text:p>
          </table:table-cell>
          <table:table-cell office:value-type="string">
            <text:p>Website link</text:p>
          </table:table-cell>
          <table:table-cell office:value-type="string">
            <text:p>Link do site</text:p>
          </table:table-cell>
        </table:table-row>
        <table:table-row table:style-name="ro4">
          <table:table-cell office:value-type="string">
            <text:p>PrivacyPolicy_Text</text:p>
          </table:table-cell>
          <table:table-cell office:value-type="string">
            <text:p>No personal and other data is stored or passed on to myself and others.</text:p>
          </table:table-cell>
          <table:table-cell office:value-type="string">
            <text:p>Es werden keine personenbezogenen und sonstigen Daten gespeichert oder an mich und andere weitergegeben.</text:p>
          </table:table-cell>
          <table:table-cell office:value-type="string">
            <text:p>No se almacenan ni transmiten datos personales ni de otro tipo a mí mismo ni a otros.</text:p>
          </table:table-cell>
          <table:table-cell office:value-type="string">
            <text:p>Aucune donnée personnelle ou autre n'est stockée ou transmise à moi-même et à d'autres.</text:p>
          </table:table-cell>
          <table:table-cell office:value-type="string">
            <text:p>Nessun dato personale e di altro tipo viene memorizzato o trasmesso a me stesso e ad altri.</text:p>
          </table:table-cell>
          <table:table-cell office:value-type="string">
            <text:p>Er worden geen persoonlijke en andere gegevens opgeslagen of doorgegeven aan mezelf en anderen.</text:p>
          </table:table-cell>
          <table:table-cell office:value-type="string">
            <text:p>Nenhum dado pessoal e outros são armazenados ou transmitidos para mim e para outros.</text:p>
          </table:table-cell>
        </table:table-row>
        <table:table-row table:style-name="ro2">
          <table:table-cell office:value-type="string">
            <text:p>PrivacyPolicyTitle_Text</text:p>
          </table:table-cell>
          <table:table-cell office:value-type="string">
            <text:p>Privacy Policy:</text:p>
          </table:table-cell>
          <table:table-cell office:value-type="string">
            <text:p>Datenschutz-Bestimmungen:</text:p>
          </table:table-cell>
          <table:table-cell office:value-type="string">
            <text:p>Política de privacidad:</text:p>
          </table:table-cell>
          <table:table-cell office:value-type="string">
            <text:p>Politique de confidentialité:</text:p>
          </table:table-cell>
          <table:table-cell office:value-type="string">
            <text:p>Politica sulla riservatezza:</text:p>
          </table:table-cell>
          <table:table-cell office:value-type="string">
            <text:p>Privacybeleid:</text:p>
          </table:table-cell>
          <table:table-cell office:value-type="string">
            <text:p>Política de Privacidade:</text:p>
          </table:table-cell>
        </table:table-row>
        <table:table-row table:style-name="ro2">
          <table:table-cell office:value-type="string">
            <text:p>RestartApp_Text</text:p>
          </table:table-cell>
          <table:table-cell office:value-type="string">
            <text:p>The application will be restarted.</text:p>
          </table:table-cell>
          <table:table-cell office:value-type="string">
            <text:p>Die Anwendung wird neu gestartet.</text:p>
          </table:table-cell>
          <table:table-cell office:value-type="string">
            <text:p>La aplicación se reiniciará.</text:p>
          </table:table-cell>
          <table:table-cell office:value-type="string">
            <text:p>L'application sera redémarrée.</text:p>
          </table:table-cell>
          <table:table-cell office:value-type="string">
            <text:p>L'applicazione verrà riavviata.</text:p>
          </table:table-cell>
          <table:table-cell office:value-type="string">
            <text:p>De toepassing wordt opnieuw gestart.</text:p>
          </table:table-cell>
          <table:table-cell office:value-type="string">
            <text:p>O aplicativo será reiniciado.</text:p>
          </table:table-cell>
        </table:table-row>
        <table:table-row table:style-name="ro2">
          <table:table-cell office:value-type="string">
            <text:p>Settings_Text</text:p>
          </table:table-cell>
          <table:table-cell office:value-type="string">
            <text:p>Settings</text:p>
          </table:table-cell>
          <table:table-cell office:value-type="string">
            <text:p>Einstellungen</text:p>
          </table:table-cell>
          <table:table-cell office:value-type="string">
            <text:p>Ajustes</text:p>
          </table:table-cell>
          <table:table-cell office:value-type="string">
            <text:p>Réglages</text:p>
          </table:table-cell>
          <table:table-cell office:value-type="string">
            <text:p>Impostazioni</text:p>
          </table:table-cell>
          <table:table-cell office:value-type="string">
            <text:p>Instellingen</text:p>
          </table:table-cell>
          <table:table-cell office:value-type="string">
            <text:p>Definições</text:p>
          </table:table-cell>
        </table:table-row>
        <table:table-row table:style-name="ro2">
          <table:table-cell office:value-type="string">
            <text:p>SettingsReset_Text</text:p>
          </table:table-cell>
          <table:table-cell office:value-type="string">
            <text:p>Reset</text:p>
          </table:table-cell>
          <table:table-cell office:value-type="string">
            <text:p>Zurücksetzen</text:p>
          </table:table-cell>
          <table:table-cell office:value-type="string">
            <text:p>Reiniciar</text:p>
          </table:table-cell>
          <table:table-cell office:value-type="string">
            <text:p>Réinitialiser</text:p>
          </table:table-cell>
          <table:table-cell office:value-type="string">
            <text:p>Ripristina</text:p>
          </table:table-cell>
          <table:table-cell office:value-type="string">
            <text:p>Reset</text:p>
          </table:table-cell>
          <table:table-cell office:value-type="string">
            <text:p>Redefinir</text:p>
          </table:table-cell>
        </table:table-row>
        <table:table-row table:style-name="ro2">
          <table:table-cell office:value-type="string">
            <text:p>SettingsSave_Text</text:p>
          </table:table-cell>
          <table:table-cell office:value-type="string">
            <text:p>Save</text:p>
          </table:table-cell>
          <table:table-cell office:value-type="string">
            <text:p>Speichern</text:p>
          </table:table-cell>
          <table:table-cell office:value-type="string">
            <text:p>Ahorrar</text:p>
          </table:table-cell>
          <table:table-cell office:value-type="string">
            <text:p>Sauvegarder</text:p>
          </table:table-cell>
          <table:table-cell office:value-type="string">
            <text:p>Salva</text:p>
          </table:table-cell>
          <table:table-cell office:value-type="string">
            <text:p>Opslaan</text:p>
          </table:table-cell>
          <table:table-cell office:value-type="string">
            <text:p>Salvar</text:p>
          </table:table-cell>
        </table:table-row>
        <table:table-row table:style-name="ro4">
          <table:table-cell office:value-type="string">
            <text:p>SettingsSaved_Text</text:p>
          </table:table-cell>
          <table:table-cell office:value-type="string">
            <text:p>Some changed settings must be saved in order to apply them.</text:p>
          </table:table-cell>
          <table:table-cell office:value-type="string">
            <text:p>Einige geänderte Einstellungen müssen gespeichert werden, um sie zu übernehmen.</text:p>
          </table:table-cell>
          <table:table-cell office:value-type="string">
            <text:p>Algunas configuraciones modificadas deben guardarse para poder aplicarlas.</text:p>
          </table:table-cell>
          <table:table-cell office:value-type="string">
            <text:p>Certains paramètres modifiés doivent être enregistrés pour pouvoir être appliqués.</text:p>
          </table:table-cell>
          <table:table-cell office:value-type="string">
            <text:p>Alcune impostazioni modificate devono essere salvate per poterle applicare.</text:p>
          </table:table-cell>
          <table:table-cell office:value-type="string">
            <text:p>Sommige gewijzigde instellingen moeten worden opgeslagen om ze toe te passen.</text:p>
          </table:table-cell>
          <table:table-cell office:value-type="string">
            <text:p>Algumas configurações alteradas devem ser salvas para serem aplicadas.</text:p>
          </table:table-cell>
        </table:table-row>
        <table:table-row table:style-name="ro6">
          <table:table-cell office:value-type="string">
            <text:p>TextContainsChar_Text</text:p>
          </table:table-cell>
          <table:table-cell office:value-type="string">
            <text:p>The text contains one or more characters that are not allowed.</text:p>
            <text:p/>
            <text:p>Not allowed:</text:p>
          </table:table-cell>
          <table:table-cell office:value-type="string">
            <text:p>Der Text enthält ein oder mehrere unzulässige Zeichen.</text:p>
            <text:p/>
            <text:p>Nicht erlaubt:</text:p>
          </table:table-cell>
          <table:table-cell office:value-type="string">
            <text:p>El texto contiene uno o más caracteres que no están permitidos.</text:p>
            <text:p/>
            <text:p>No permitido:</text:p>
          </table:table-cell>
          <table:table-cell office:value-type="string">
            <text:p>Le texte contient un ou plusieurs caractères non autorisés.</text:p>
            <text:p/>
            <text:p>Interdit:</text:p>
          </table:table-cell>
          <table:table-cell office:value-type="string">
            <text:p>Il testo contiene uno o più caratteri non consentiti.</text:p>
            <text:p/>
            <text:p>Non autorizzato:</text:p>
          </table:table-cell>
          <table:table-cell office:value-type="string">
            <text:p>De tekst bevat een of meer karakters die niet zijn toegestaan.</text:p>
            <text:p/>
            <text:p>Niet toegestaan:</text:p>
          </table:table-cell>
          <table:table-cell office:value-type="string">
            <text:p>O texto contém um ou mais caracteres que não são permitidos.</text:p>
            <text:p/>
            <text:p>Não permitido:</text:p>
          </table:table-cell>
        </table:table-row>
        <table:table-row table:style-name="ro2">
          <table:table-cell office:value-type="string">
            <text:p>TextToEncode_Text</text:p>
          </table:table-cell>
          <table:table-cell office:value-type="string">
            <text:p>Text to encode:</text:p>
          </table:table-cell>
          <table:table-cell office:value-type="string">
            <text:p>Zu kodierender Text:</text:p>
          </table:table-cell>
          <table:table-cell office:value-type="string">
            <text:p>Texto a codificar:</text:p>
          </table:table-cell>
          <table:table-cell office:value-type="string">
            <text:p>Texte à encoder:</text:p>
          </table:table-cell>
          <table:table-cell office:value-type="string">
            <text:p>Testo da codificare:</text:p>
          </table:table-cell>
          <table:table-cell office:value-type="string">
            <text:p>Tekst om te coderen:</text:p>
          </table:table-cell>
          <table:table-cell office:value-type="string">
            <text:p>Texto a codificar:</text:p>
          </table:table-cell>
        </table:table-row>
        <table:table-row table:style-name="ro4">
          <table:table-cell office:value-type="string">
            <text:p>TextToSpeechError_Text</text:p>
          </table:table-cell>
          <table:table-cell office:value-type="string">
            <text:p>Text to speech is not supported on this device.</text:p>
          </table:table-cell>
          <table:table-cell office:value-type="string">
            <text:p>Text-to-Speech wird auf diesem Gerät nicht unterstützt.</text:p>
          </table:table-cell>
          <table:table-cell office:value-type="string">
            <text:p>Texto a voz no es compatible con este dispositivo.</text:p>
          </table:table-cell>
          <table:table-cell office:value-type="string">
            <text:p>La synthèse vocale n'est pas prise en charge sur cet appareil.</text:p>
          </table:table-cell>
          <table:table-cell office:value-type="string">
            <text:p>La sintesi vocale non è supportata su questo dispositivo.</text:p>
          </table:table-cell>
          <table:table-cell office:value-type="string">
            <text:p>Tekst-naar-spraak wordt niet ondersteund op dit apparaat.</text:p>
          </table:table-cell>
          <table:table-cell office:value-type="string">
            <text:p>A conversão de texto em fala não é compatível com este dispositivo.</text:p>
          </table:table-cell>
        </table:table-row>
        <table:table-row table:style-name="ro2">
          <table:table-cell office:value-type="string">
            <text:p>Theme_Text</text:p>
          </table:table-cell>
          <table:table-cell office:value-type="string">
            <text:p>Theme:</text:p>
          </table:table-cell>
          <table:table-cell office:value-type="string">
            <text:p>Thema:</text:p>
          </table:table-cell>
          <table:table-cell office:value-type="string">
            <text:p>Temática:</text:p>
          </table:table-cell>
          <table:table-cell office:value-type="string">
            <text:p>Thème:</text:p>
          </table:table-cell>
          <table:table-cell office:value-type="string">
            <text:p>Tema:</text:p>
          </table:table-cell>
          <table:table-cell office:value-type="string">
            <text:p>Thema:</text:p>
          </table:table-cell>
          <table:table-cell office:value-type="string">
            <text:p>Tema:</text:p>
          </table:table-cell>
        </table:table-row>
        <table:table-row table:style-name="ro2">
          <table:table-cell office:value-type="string">
            <text:p>ThemeDark_Text</text:p>
          </table:table-cell>
          <table:table-cell office:value-type="string">
            <text:p>Dark</text:p>
          </table:table-cell>
          <table:table-cell office:value-type="string">
            <text:p>Dunkel</text:p>
          </table:table-cell>
          <table:table-cell office:value-type="string">
            <text:p>Oscuro</text:p>
          </table:table-cell>
          <table:table-cell office:value-type="string">
            <text:p>Sombre</text:p>
          </table:table-cell>
          <table:table-cell office:value-type="string">
            <text:p>Buio</text:p>
          </table:table-cell>
          <table:table-cell office:value-type="string">
            <text:p>Donker</text:p>
          </table:table-cell>
          <table:table-cell office:value-type="string">
            <text:p>Escuro</text:p>
          </table:table-cell>
        </table:table-row>
        <table:table-row table:style-name="ro2">
          <table:table-cell office:value-type="string">
            <text:p>ThemeLight_Text</text:p>
          </table:table-cell>
          <table:table-cell office:value-type="string">
            <text:p>Light</text:p>
          </table:table-cell>
          <table:table-cell office:value-type="string">
            <text:p>Hell</text:p>
          </table:table-cell>
          <table:table-cell office:value-type="string">
            <text:p>Ligero</text:p>
          </table:table-cell>
          <table:table-cell office:value-type="string">
            <text:p>Léger</text:p>
          </table:table-cell>
          <table:table-cell office:value-type="string">
            <text:p>Leggero</text:p>
          </table:table-cell>
          <table:table-cell office:value-type="string">
            <text:p>Licht</text:p>
          </table:table-cell>
          <table:table-cell office:value-type="string">
            <text:p>Clara</text:p>
          </table:table-cell>
        </table:table-row>
        <table:table-row table:style-name="ro2">
          <table:table-cell office:value-type="string">
            <text:p>ThemeSystem_Text</text:p>
          </table:table-cell>
          <table:table-cell office:value-type="string">
            <text:p>System</text:p>
          </table:table-cell>
          <table:table-cell office:value-type="string">
            <text:p>System</text:p>
          </table:table-cell>
          <table:table-cell office:value-type="string">
            <text:p>Sistema</text:p>
          </table:table-cell>
          <table:table-cell office:value-type="string">
            <text:p>Système</text:p>
          </table:table-cell>
          <table:table-cell office:value-type="string">
            <text:p>Sistema</text:p>
          </table:table-cell>
          <table:table-cell office:value-type="string">
            <text:p>Systeem</text:p>
          </table:table-cell>
          <table:table-cell office:value-type="string">
            <text:p>Sistema</text:p>
          </table:table-cell>
        </table:table-row>
        <table:table-row table:style-name="ro2">
          <table:table-cell office:value-type="string">
            <text:p>Version_Text</text:p>
          </table:table-cell>
          <table:table-cell office:value-type="string">
            <text:p>Version:</text:p>
          </table:table-cell>
          <table:table-cell office:value-type="string">
            <text:p>Ausführung:</text:p>
          </table:table-cell>
          <table:table-cell office:value-type="string">
            <text:p>Versión:</text:p>
          </table:table-cell>
          <table:table-cell office:value-type="string">
            <text:p>Version:</text:p>
          </table:table-cell>
          <table:table-cell office:value-type="string">
            <text:p>Versione:</text:p>
          </table:table-cell>
          <table:table-cell office:value-type="string">
            <text:p>Versie:</text:p>
          </table:table-cell>
          <table:table-cell office:value-type="string">
            <text:p>Versão:</text:p>
          </table:table-cell>
        </table:table-row>
        <table:table-row table:style-name="ro2">
          <table:table-cell office:value-type="string">
            <text:p>Website_Text</text:p>
          </table:table-cell>
          <table:table-cell office:value-type="string">
            <text:p>Website:</text:p>
          </table:table-cell>
          <table:table-cell office:value-type="string">
            <text:p>Webseite:</text:p>
          </table:table-cell>
          <table:table-cell office:value-type="string">
            <text:p>Sitio web:</text:p>
          </table:table-cell>
          <table:table-cell office:value-type="string">
            <text:p>Site Internet:</text:p>
          </table:table-cell>
          <table:table-cell office:value-type="string">
            <text:p>Sito web:</text:p>
          </table:table-cell>
          <table:table-cell office:value-type="string">
            <text:p>Website:</text:p>
          </table:table-cell>
          <table:table-cell office:value-type="string">
            <text:p>Site:</text:p>
          </table:table-cell>
        </table:table-row>
        <table:table-row table:style-name="ro2">
          <table:table-cell office:value-type="string">
            <text:p>Yes_Text</text:p>
          </table:table-cell>
          <table:table-cell office:value-type="string">
            <text:p>Yes</text:p>
          </table:table-cell>
          <table:table-cell office:value-type="string">
            <text:p>Ja</text:p>
          </table:table-cell>
          <table:table-cell office:value-type="string">
            <text:p>Sí</text:p>
          </table:table-cell>
          <table:table-cell office:value-type="string">
            <text:p>Oui</text:p>
          </table:table-cell>
          <table:table-cell office:value-type="string">
            <text:p>Sì</text:p>
          </table:table-cell>
          <table:table-cell office:value-type="string">
            <text:p>Ja</text:p>
          </table:table-cell>
          <table:table-cell office:value-type="string">
            <text:p>Sim</text:p>
          </table:table-cell>
        </table:table-row>
      </table:table>
      <table:table table:name="Sheet2" table:style-name="ta1" table:print="false">
        <table:table-column table:style-name="co6" table:default-cell-style-name="Default"/>
        <table:table-row table:style-name="ro2">
          <table:table-cell/>
        </table:table-row>
      </table:table>
      <table:table table:name="Sheet3" table:style-name="ta1" table:print="false">
        <table:table-column table:style-name="co6"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B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nl" number:country="BE">€</number:currency-symbol>
    </number:currency-style>
    <number:currency-style style:name="N106">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06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28">28/01/2023</text:date>, <text:time>08:49: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ert Geerits</meta:initial-creator>
    <meta:creation-date>2023-01-28T08:19:16.91</meta:creation-date>
    <dc:date>2023-01-28T08:33:54.51</dc:date>
    <dc:creator>Geert Geerits</dc:creator>
    <meta:editing-duration>PT14M36S</meta:editing-duration>
    <meta:editing-cycles>2</meta:editing-cycles>
    <meta:generator>OpenOffice/4.1.13$Win32 OpenOffice.org_project/4113m1$Build-9810</meta:generator>
    <meta:document-statistic meta:table-count="3" meta:cell-count="559" meta:object-count="0"/>
  </office:meta>
</office:document-meta>
</file>